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7.65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052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Understanding of Optimal Sol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Algo/Recursive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 K</text:p>
          </table:table-cell>
          <table:table-cell office:value-type="string" calcext:value-type="string">
            <text:p>https://leetcode.com/problems/3sum-closest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problems/4sum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2 pattern</text:p>
          </table:table-cell>
          <table:table-cell office:value-type="string" calcext:value-type="string">
            <text:p>https://leetcode.com/problems/132-pattern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Two Numbers</text:p>
          </table:table-cell>
          <table:table-cell office:value-type="string" calcext:value-type="string">
            <text:p>https://leetcode.com/problems/add-two-numbers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oid Collision</text:p>
          </table:table-cell>
          <table:table-cell office:value-type="string" calcext:value-type="string">
            <text:p>https://leetcode.com/problems/asteroid-collision/</text:p>
          </table:table-cell>
          <table:table-cell office:value-type="string" calcext:value-type="string">
            <text:p>N^2 loop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 Balloons</text:p>
          </table:table-cell>
          <table:table-cell office:value-type="string" calcext:value-type="string">
            <text:p>https://leetcode.com/problems/burst-balloons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 Of Tokens</text:p>
          </table:table-cell>
          <table:table-cell office:value-type="string" calcext:value-type="string">
            <text:p>https://leetcode.com/problems/bag-of-tokens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 LL to Int</text:p>
          </table:table-cell>
          <table:table-cell office:value-type="string" calcext:value-type="string">
            <text:p>https://leetcode.com/problems/convert-binary-number-in-a-linked-list-to-integer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NextP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TreeTil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wisecomp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It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Min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Serializ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TNext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ddy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dingTransf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Bulls&amp;Cows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PlaceFlow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pool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mpagneTow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neGrap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ecutive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vered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wlerLog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code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epestNodeSub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MinHeightTre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TheDiffer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MissingPosit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ipInvertIm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S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te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easingOrderSearch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interv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SortLinked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erToRom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Game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iffPai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thFactor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rgest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Cycle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Random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CommonPref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Palindr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With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jorityE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AncestorD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istToClos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imumNonNegativeProdu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duc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fitGondo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SortedArr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KSort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Link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ArrowBur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CostMoveChi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mumDominoRo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rrorRefl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L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AtMostNGivenDigit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irsDivisible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Partitio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itionEqualSub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neNumberCombin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rPi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eSum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entCa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over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Elemen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nthfrom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orderSp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edDnaSequen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ingDivBy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manToInteg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ion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Dig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y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idingWindowMaxim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Divis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SubsequenceDistin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edSqua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iralmatr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neGam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s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rayProductLes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ryRan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oneInherit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Mor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aths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ermu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Sub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Mountain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Squa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dcardMatc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Br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igZa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apPairs</text:p>
          </table:table-cell>
          <table:table-cell office:value-type="string" calcext:value-type="string">
            <text:p>https://leetcode.com/problems/swap-nodes-in-pair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KGroup</text:p>
          </table:table-cell>
          <table:table-cell office:value-type="string" calcext:value-type="string">
            <text:p>https://leetcode.com/problems/reverse-nodes-in-k-group/submission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ValidBST</text:p>
          </table:table-cell>
          <table:table-cell office:value-type="string" calcext:value-type="string">
            <text:p>https://leetcode.com/explore/challenge/card/december-leetcoding-challenge/571/week-3-december-15th-december-21st/3568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deTwoIntegers</text:p>
          </table:table-cell>
          <table:table-cell office:value-type="string" calcext:value-type="string">
            <text:p>https://leetcode.com/problems/divide-two-integers/submissions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explore/challenge/card/december-leetcoding-challenge/571/week-3-december-15th-december-21st/3569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reasing Triplet</text:p>
          </table:table-cell>
          <table:table-cell office:value-type="string" calcext:value-type="string">
            <text:p>https://leetcode.com/explore/challenge/card/december-leetcoding-challenge/571/week-3-december-15th-december-21st/3570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ekly-220</text:p>
          </table:table-cell>
          <table:table-cell office:value-type="string" calcext:value-type="string">
            <text:p>https://leetcode.com/contest/weekly-contest-220</text:p>
          </table:table-cell>
          <table:table-cell office:value-type="string" calcext:value-type="string">
            <text:p>algo, graph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rry pickup</text:p>
          </table:table-cell>
          <table:table-cell office:value-type="string" calcext:value-type="string">
            <text:p>https://leetcode.com/explore/challenge/card/december-leetcoding-challenge/571/week-3-december-15th-december-21st/3571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leetcode.com/problems/cherry-pickup-ii/solution/</text:p>
          </table:table-cell>
        </table:table-row>
        <table:table-row table:style-name="ro1">
          <table:table-cell/>
          <table:table-cell office:value-type="string" calcext:value-type="string">
            <text:p>DecodedStringAtIndexhttps://leetcode.com/explore/challenge/card/december-leetcoding-challenge/571/week-3-december-15th-december-21st/3572/</text:p>
          </table:table-cell>
          <table:table-cell/>
          <table:table-cell office:value-type="string" calcext:value-type="string">
            <text:p>mod algo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estRange</text:p>
          </table:table-cell>
          <table:table-cell office:value-type="string" calcext:value-type="string">
            <text:p><text:a xlink:href="https://leetcode.com/explore/challenge/card/december-leetcoding-challenge/571/week-3-december-15th-december-21st/3573/" xlink:type="simple">https://leetcode.com/explore/challenge/card/december-leetcoding-challenge/571/week-3-december-15th-december-21st/3573/</text:a></text:p>
          </table:table-cell>
          <table:table-cell office:value-type="string" calcext:value-type="string">
            <text:p>pair algo</text:p>
          </table:table-cell>
          <table:table-cell office:value-type="string" calcext:value-type="string">
            <text:p>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leetcode.com/problems/smallest-range-ii/solution/" xlink:type="simple">https://leetcode.com/problems/smallest-range-ii/solution/</text:a></text:p>
          </table:table-cell>
        </table:table-row>
        <table:table-row table:style-name="ro1">
          <table:table-cell/>
          <table:table-cell office:value-type="string" calcext:value-type="string">
            <text:p>balancedbinarytree</text:p>
          </table:table-cell>
          <table:table-cell office:value-type="string" calcext:value-type="string">
            <text:p>https://leetcode.com/explore/challenge/card/december-leetcoding-challenge/572/week-4-december-22nd-december-28th/3577/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greater element</text:p>
          </table:table-cell>
          <table:table-cell office:value-type="string" calcext:value-type="string">
            <text:p>https://leetcode.com/explore/challenge/card/december-leetcoding-challenge/572/week-4-december-22nd-december-28th/3578/</text:p>
          </table:table-cell>
          <table:table-cell office:value-type="string" calcext:value-type="string">
            <text:p>iteration swap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 eaten apples</text:p>
          </table:table-cell>
          <table:table-cell office:value-type="string" calcext:value-type="string">
            <text:p>https://leetcode.com/contest/weekly-contest-221/problems/maximum-number-of-eaten-apples/</text:p>
          </table:table-cell>
          <table:table-cell office:value-type="string" calcext:value-type="string">
            <text:p>heap/deque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Xor</text:p>
          </table:table-cell>
          <table:table-cell office:value-type="string" calcext:value-type="string">
            <text:p>https://leetcode.com/contest/weekly-contest-221/problems/maximum-xor-with-an-element-from-array/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BinTransform</text:p>
          </table:table-cell>
          <table:table-cell office:value-type="string" calcext:value-type="string">
            <text:p>https://leetcode.com/contest/biweekly-contest-42/problems/maximum-binary-string-after-change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 practice</text:p>
          </table:table-cell>
        </table:table-row>
        <table:table-row table:style-name="ro1">
          <table:table-cell/>
          <table:table-cell office:value-type="string" calcext:value-type="string">
            <text:p>minAdjSwaps</text:p>
          </table:table-cell>
          <table:table-cell office:value-type="string" calcext:value-type="string">
            <text:p>https://leetcode.com/contest/biweekly-contest-42/problems/minimum-adjacent-swaps-for-k-consecutive-ones/</text:p>
          </table:table-cell>
          <table:table-cell office:value-type="string" calcext:value-type="string">
            <text:p>sliding window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00-00-00</text:date>, <text:time style:data-style-name="N2" text:time-value="23:53:56.422341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7:36:29.062848880</meta:creation-date>
    <dc:date>2020-12-26T23:59:11.150452395</dc:date>
    <meta:editing-duration>P2DT7H24M49S</meta:editing-duration>
    <meta:editing-cycles>10</meta:editing-cycles>
    <meta:generator>LibreOffice/6.4.6.2$Linux_X86_64 LibreOffice_project/40$Build-2</meta:generator>
    <meta:document-statistic meta:table-count="1" meta:cell-count="259" meta:object-count="0"/>
  </office:meta>
</office:document-meta>
</file>